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6.2917in" svg:height="3.5453in" svg:x="0.8772in" svg:y="4.5173in">
            <draw:object draw:notify-on-update-of-ranges="Galileo.B1:Galileo.B1 Galileo.B2:Galileo.B22 Galileo.K1:Galileo.K1 Galileo.K2:Galileo.K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_bench</text:p>
          </table:table-cell>
          <table:table-cell office:value-type="string" calcext:value-type="string">
            <text:p>med_time</text:p>
          </table:table-cell>
          <table:table-cell office:value-type="string" calcext:value-type="string">
            <text:p>energy\_mW\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1.9" calcext:value-type="float">
            <text:p>431.9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129147" calcext:value-type="float">
            <text:p>129147</text:p>
          </table:table-cell>
          <table:table-cell table:formula="of:=MEDIAN([.C2:.E2])" office:value-type="float" office:value="432" calcext:value-type="float">
            <text:p>432</text:p>
          </table:table-cell>
          <table:table-cell table:formula="of:=MEDIAN([.F2:.H2])" office:value-type="float" office:value="129147" calcext:value-type="float">
            <text:p>129147</text:p>
          </table:table-cell>
          <table:table-cell table:formula="of:=(([.I2]/1000*5.16)/1000)/(3600/[.J2]/1000)" office:value-type="float" office:value="79.9678224" calcext:value-type="float">
            <text:p>79.9678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0.2" calcext:value-type="float">
            <text:p>430.2</text:p>
          </table:table-cell>
          <table:table-cell office:value-type="float" office:value="430.4" calcext:value-type="float">
            <text:p>430.4</text:p>
          </table:table-cell>
          <table:table-cell office:value-type="float" office:value="430.3" calcext:value-type="float">
            <text:p>430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3:.E3])" office:value-type="float" office:value="430.3" calcext:value-type="float">
            <text:p>430.3</text:p>
          </table:table-cell>
          <table:table-cell table:formula="of:=MEDIAN([.F3:.H3])" office:value-type="float" office:value="145291" calcext:value-type="float">
            <text:p>145291</text:p>
          </table:table-cell>
          <table:table-cell table:formula="of:=(([.I3]/1000*5.16)/1000)/(3600/[.J3]/1000)" office:value-type="float" office:value="89.6101614633333" calcext:value-type="float">
            <text:p>89.6101614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31.1" calcext:value-type="float">
            <text:p>431.1</text:p>
          </table:table-cell>
          <table:table-cell office:value-type="float" office:value="161435" calcext:value-type="float">
            <text:p>161435</text:p>
          </table:table-cell>
          <table:table-cell table:number-columns-repeated="2" office:value-type="float" office:value="161434" calcext:value-type="float">
            <text:p>161434</text:p>
          </table:table-cell>
          <table:table-cell table:formula="of:=MEDIAN([.C4:.E4])" office:value-type="float" office:value="431.1" calcext:value-type="float">
            <text:p>431.1</text:p>
          </table:table-cell>
          <table:table-cell table:formula="of:=MEDIAN([.F4:.H4])" office:value-type="float" office:value="161434" calcext:value-type="float">
            <text:p>161434</text:p>
          </table:table-cell>
          <table:table-cell table:formula="of:=(([.I4]/1000*5.16)/1000)/(3600/[.J4]/1000)" office:value-type="float" office:value="99.75168294" calcext:value-type="float">
            <text:p>99.75168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1.7" calcext:value-type="float">
            <text:p>431.7</text:p>
          </table:table-cell>
          <table:table-cell office:value-type="float" office:value="431.5" calcext:value-type="float">
            <text:p>431.5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5:.E5])" office:value-type="float" office:value="431.5" calcext:value-type="float">
            <text:p>431.5</text:p>
          </table:table-cell>
          <table:table-cell table:formula="of:=MEDIAN([.F5:.H5])" office:value-type="float" office:value="145291" calcext:value-type="float">
            <text:p>145291</text:p>
          </table:table-cell>
          <table:table-cell table:formula="of:=(([.I5]/1000*5.16)/1000)/(3600/[.J5]/1000)" office:value-type="float" office:value="89.8600619833333" calcext:value-type="float">
            <text:p>89.8600619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office:value-type="float" office:value="435.3" calcext:value-type="float">
            <text:p>435.3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5" calcext:value-type="float">
            <text:p>435.5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6:.E6])" office:value-type="float" office:value="435.3" calcext:value-type="float">
            <text:p>435.3</text:p>
          </table:table-cell>
          <table:table-cell table:formula="of:=MEDIAN([.F6:.H6])" office:value-type="float" office:value="145291" calcext:value-type="float">
            <text:p>145291</text:p>
          </table:table-cell>
          <table:table-cell table:formula="of:=(([.I6]/1000*5.16)/1000)/(3600/[.J6]/1000)" office:value-type="float" office:value="90.65141363" calcext:value-type="float">
            <text:p>90.65141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2.1" calcext:value-type="float">
            <text:p>432.1</text:p>
          </table:table-cell>
          <table:table-cell office:value-type="float" office:value="431.2" calcext:value-type="float">
            <text:p>431.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7:.E7])" office:value-type="float" office:value="431.4" calcext:value-type="float">
            <text:p>431.4</text:p>
          </table:table-cell>
          <table:table-cell table:formula="of:=MEDIAN([.F7:.H7])" office:value-type="float" office:value="145291" calcext:value-type="float">
            <text:p>145291</text:p>
          </table:table-cell>
          <table:table-cell table:formula="of:=(([.I7]/1000*5.16)/1000)/(3600/[.J7]/1000)" office:value-type="float" office:value="89.83923694" calcext:value-type="float">
            <text:p>89.83923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\_32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3" calcext:value-type="float">
            <text:p>435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8:.E8])" office:value-type="float" office:value="435.2" calcext:value-type="float">
            <text:p>435.2</text:p>
          </table:table-cell>
          <table:table-cell table:formula="of:=MEDIAN([.F8:.H8])" office:value-type="float" office:value="145291" calcext:value-type="float">
            <text:p>145291</text:p>
          </table:table-cell>
          <table:table-cell table:formula="of:=(([.I8]/1000*5.16)/1000)/(3600/[.J8]/1000)" office:value-type="float" office:value="90.6305885866667" calcext:value-type="float">
            <text:p>90.6305885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32.8" calcext:value-type="float">
            <text:p>432.8</text:p>
          </table:table-cell>
          <table:table-cell office:value-type="float" office:value="433.5" calcext:value-type="float">
            <text:p>433.5</text:p>
          </table:table-cell>
          <table:table-cell office:value-type="float" office:value="177578" calcext:value-type="float">
            <text:p>177578</text:p>
          </table:table-cell>
          <table:table-cell table:number-columns-repeated="2" office:value-type="float" office:value="177579" calcext:value-type="float">
            <text:p>177579</text:p>
          </table:table-cell>
          <table:table-cell table:formula="of:=MEDIAN([.C9:.E9])" office:value-type="float" office:value="432.8" calcext:value-type="float">
            <text:p>432.8</text:p>
          </table:table-cell>
          <table:table-cell table:formula="of:=MEDIAN([.F9:.H9])" office:value-type="float" office:value="177579" calcext:value-type="float">
            <text:p>177579</text:p>
          </table:table-cell>
          <table:table-cell table:formula="of:=(([.I9]/1000*5.16)/1000)/(3600/[.J9]/1000)" office:value-type="float" office:value="110.16054072" calcext:value-type="float">
            <text:p>110.16054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l\_0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6" calcext:value-type="float">
            <text:p>432.6</text:p>
          </table:table-cell>
          <table:table-cell office:value-type="float" office:value="432.9" calcext:value-type="float">
            <text:p>432.9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0:.E10])" office:value-type="float" office:value="432.7" calcext:value-type="float">
            <text:p>432.7</text:p>
          </table:table-cell>
          <table:table-cell table:formula="of:=MEDIAN([.F10:.H10])" office:value-type="float" office:value="177578" calcext:value-type="float">
            <text:p>177578</text:p>
          </table:table-cell>
          <table:table-cell table:formula="of:=(([.I10]/1000*5.16)/1000)/(3600/[.J10]/1000)" office:value-type="float" office:value="110.134467526667" calcext:value-type="float">
            <text:p>110.13446752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\_8</text:p>
          </table:table-cell>
          <table:table-cell office:value-type="float" office:value="433.1" calcext:value-type="float">
            <text:p>433.1</text:p>
          </table:table-cell>
          <table:table-cell office:value-type="float" office:value="432.9" calcext:value-type="float">
            <text:p>432.9</text:p>
          </table:table-cell>
          <table:table-cell office:value-type="float" office:value="432.8" calcext:value-type="float">
            <text:p>432.8</text:p>
          </table:table-cell>
          <table:table-cell table:number-columns-repeated="3" office:value-type="float" office:value="177579" calcext:value-type="float">
            <text:p>177579</text:p>
          </table:table-cell>
          <table:table-cell table:formula="of:=MEDIAN([.C11:.E11])" office:value-type="float" office:value="432.9" calcext:value-type="float">
            <text:p>432.9</text:p>
          </table:table-cell>
          <table:table-cell table:formula="of:=MEDIAN([.F11:.H11])" office:value-type="float" office:value="177579" calcext:value-type="float">
            <text:p>177579</text:p>
          </table:table-cell>
          <table:table-cell table:formula="of:=(([.I11]/1000*5.16)/1000)/(3600/[.J11]/1000)" office:value-type="float" office:value="110.18599371" calcext:value-type="float">
            <text:p>110.18599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r\_32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9" calcext:value-type="float">
            <text:p>432.9</text:p>
          </table:table-cell>
          <table:table-cell office:value-type="float" office:value="433.1" calcext:value-type="float">
            <text:p>433.1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2:.E12])" office:value-type="float" office:value="432.9" calcext:value-type="float">
            <text:p>432.9</text:p>
          </table:table-cell>
          <table:table-cell table:formula="of:=MEDIAN([.F12:.H12])" office:value-type="float" office:value="177578" calcext:value-type="float">
            <text:p>177578</text:p>
          </table:table-cell>
          <table:table-cell table:formula="of:=(([.I12]/1000*5.16)/1000)/(3600/[.J12]/1000)" office:value-type="float" office:value="110.18537322" calcext:value-type="float">
            <text:p>110.18537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\_32</text:p>
          </table:table-cell>
          <table:table-cell office:value-type="float" office:value="427.9" calcext:value-type="float">
            <text:p>427.9</text:p>
          </table:table-cell>
          <table:table-cell office:value-type="float" office:value="427.3" calcext:value-type="float">
            <text:p>427.3</text:p>
          </table:table-cell>
          <table:table-cell office:value-type="float" office:value="427.4" calcext:value-type="float">
            <text:p>427.4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3:.E13])" office:value-type="float" office:value="427.4" calcext:value-type="float">
            <text:p>427.4</text:p>
          </table:table-cell>
          <table:table-cell table:formula="of:=MEDIAN([.F13:.H13])" office:value-type="float" office:value="226008" calcext:value-type="float">
            <text:p>226008</text:p>
          </table:table-cell>
          <table:table-cell table:formula="of:=(([.I13]/1000*5.16)/1000)/(3600/[.J13]/1000)" office:value-type="float" office:value="138.45400752" calcext:value-type="float">
            <text:p>138.45400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\_32</text:p>
          </table:table-cell>
          <table:table-cell office:value-type="float" office:value="429.7" calcext:value-type="float">
            <text:p>429.7</text:p>
          </table:table-cell>
          <table:table-cell office:value-type="float" office:value="429.5" calcext:value-type="float">
            <text:p>429.5</text:p>
          </table:table-cell>
          <table:table-cell office:value-type="float" office:value="429.9" calcext:value-type="float">
            <text:p>429.9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4:.E14])" office:value-type="float" office:value="429.7" calcext:value-type="float">
            <text:p>429.7</text:p>
          </table:table-cell>
          <table:table-cell table:formula="of:=MEDIAN([.F14:.H14])" office:value-type="float" office:value="226008" calcext:value-type="float">
            <text:p>226008</text:p>
          </table:table-cell>
          <table:table-cell table:formula="of:=(([.I14]/1000*5.16)/1000)/(3600/[.J14]/1000)" office:value-type="float" office:value="139.19908056" calcext:value-type="float">
            <text:p>139.19908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\_8</text:p>
          </table:table-cell>
          <table:table-cell office:value-type="float" office:value="436.4" calcext:value-type="float">
            <text:p>436.4</text:p>
          </table:table-cell>
          <table:table-cell office:value-type="float" office:value="435.6" calcext:value-type="float">
            <text:p>435.6</text:p>
          </table:table-cell>
          <table:table-cell office:value-type="float" office:value="435.7" calcext:value-type="float">
            <text:p>435.7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5:.E15])" office:value-type="float" office:value="435.7" calcext:value-type="float">
            <text:p>435.7</text:p>
          </table:table-cell>
          <table:table-cell table:formula="of:=MEDIAN([.F15:.H15])" office:value-type="float" office:value="145291" calcext:value-type="float">
            <text:p>145291</text:p>
          </table:table-cell>
          <table:table-cell table:formula="of:=(([.I15]/1000*5.16)/1000)/(3600/[.J15]/1000)" office:value-type="float" office:value="90.7347138033333" calcext:value-type="float">
            <text:p>90.7347138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\_0</text:p>
          </table:table-cell>
          <table:table-cell office:value-type="float" office:value="433.8" calcext:value-type="float">
            <text:p>433.8</text:p>
          </table:table-cell>
          <table:table-cell office:value-type="float" office:value="434.4" calcext:value-type="float">
            <text:p>434.4</text:p>
          </table:table-cell>
          <table:table-cell office:value-type="float" office:value="434.6" calcext:value-type="float">
            <text:p>434.6</text:p>
          </table:table-cell>
          <table:table-cell table:number-columns-repeated="3" office:value-type="float" office:value="161434" calcext:value-type="float">
            <text:p>161434</text:p>
          </table:table-cell>
          <table:table-cell table:formula="of:=MEDIAN([.C16:.E16])" office:value-type="float" office:value="434.4" calcext:value-type="float">
            <text:p>434.4</text:p>
          </table:table-cell>
          <table:table-cell table:formula="of:=MEDIAN([.F16:.H16])" office:value-type="float" office:value="161434" calcext:value-type="float">
            <text:p>161434</text:p>
          </table:table-cell>
          <table:table-cell table:formula="of:=(([.I16]/1000*5.16)/1000)/(3600/[.J16]/1000)" office:value-type="float" office:value="100.51526576" calcext:value-type="float">
            <text:p>100.515265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1" calcext:value-type="float">
            <text:p>435.1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7:.E17])" office:value-type="float" office:value="435.1" calcext:value-type="float">
            <text:p>435.1</text:p>
          </table:table-cell>
          <table:table-cell table:formula="of:=MEDIAN([.F17:.H17])" office:value-type="float" office:value="145291" calcext:value-type="float">
            <text:p>145291</text:p>
          </table:table-cell>
          <table:table-cell table:formula="of:=(([.I17]/1000*5.16)/1000)/(3600/[.J17]/1000)" office:value-type="float" office:value="90.6097635433333" calcext:value-type="float">
            <text:p>90.6097635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\_32</text:p>
          </table:table-cell>
          <table:table-cell office:value-type="float" office:value="428.6" calcext:value-type="float">
            <text:p>428.6</text:p>
          </table:table-cell>
          <table:table-cell office:value-type="float" office:value="429.7" calcext:value-type="float">
            <text:p>429.7</text:p>
          </table:table-cell>
          <table:table-cell office:value-type="float" office:value="430.6" calcext:value-type="float">
            <text:p>430.6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18:.E18])" office:value-type="float" office:value="429.7" calcext:value-type="float">
            <text:p>429.7</text:p>
          </table:table-cell>
          <table:table-cell table:formula="of:=MEDIAN([.F18:.H18])" office:value-type="float" office:value="145291" calcext:value-type="float">
            <text:p>145291</text:p>
          </table:table-cell>
          <table:table-cell table:formula="of:=(([.I18]/1000*5.16)/1000)/(3600/[.J18]/1000)" office:value-type="float" office:value="89.4852112033333" calcext:value-type="float">
            <text:p>89.4852112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\_0</text:p>
          </table:table-cell>
          <table:table-cell office:value-type="float" office:value="436" calcext:value-type="float">
            <text:p>436</text:p>
          </table:table-cell>
          <table:table-cell office:value-type="float" office:value="435.3" calcext:value-type="float">
            <text:p>435.3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19:.E19])" office:value-type="float" office:value="435.3" calcext:value-type="float">
            <text:p>435.3</text:p>
          </table:table-cell>
          <table:table-cell table:formula="of:=MEDIAN([.F19:.H19])" office:value-type="float" office:value="145291" calcext:value-type="float">
            <text:p>145291</text:p>
          </table:table-cell>
          <table:table-cell table:formula="of:=(([.I19]/1000*5.16)/1000)/(3600/[.J19]/1000)" office:value-type="float" office:value="90.65141363" calcext:value-type="float">
            <text:p>90.651413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\_32</text:p>
          </table:table-cell>
          <table:table-cell office:value-type="float" office:value="429.8" calcext:value-type="float">
            <text:p>429.8</text:p>
          </table:table-cell>
          <table:table-cell office:value-type="float" office:value="431.2" calcext:value-type="float">
            <text:p>431.2</text:p>
          </table:table-cell>
          <table:table-cell office:value-type="float" office:value="431.4" calcext:value-type="float">
            <text:p>431.4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20:.E20])" office:value-type="float" office:value="431.2" calcext:value-type="float">
            <text:p>431.2</text:p>
          </table:table-cell>
          <table:table-cell table:formula="of:=MEDIAN([.F20:.H20])" office:value-type="float" office:value="145291" calcext:value-type="float">
            <text:p>145291</text:p>
          </table:table-cell>
          <table:table-cell table:formula="of:=(([.I20]/1000*5.16)/1000)/(3600/[.J20]/1000)" office:value-type="float" office:value="89.7975868533333" calcext:value-type="float">
            <text:p>89.7975868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\_0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1.5" calcext:value-type="float">
            <text:p>431.5</text:p>
          </table:table-cell>
          <table:table-cell office:value-type="float" office:value="145291" calcext:value-type="float">
            <text:p>145291</text:p>
          </table:table-cell>
          <table:table-cell table:number-columns-repeated="2" office:value-type="float" office:value="145292" calcext:value-type="float">
            <text:p>145292</text:p>
          </table:table-cell>
          <table:table-cell table:formula="of:=MEDIAN([.C21:.E21])" office:value-type="float" office:value="431.5" calcext:value-type="float">
            <text:p>431.5</text:p>
          </table:table-cell>
          <table:table-cell table:formula="of:=MEDIAN([.F21:.H21])" office:value-type="float" office:value="145292" calcext:value-type="float">
            <text:p>145292</text:p>
          </table:table-cell>
          <table:table-cell table:formula="of:=(([.I21]/1000*5.16)/1000)/(3600/[.J21]/1000)" office:value-type="float" office:value="89.8606804666667" calcext:value-type="float">
            <text:p>89.8606804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\_32</text:p>
          </table:table-cell>
          <table:table-cell office:value-type="float" office:value="434.2" calcext:value-type="float">
            <text:p>434.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145291" calcext:value-type="float">
            <text:p>145291</text:p>
          </table:table-cell>
          <table:table-cell table:formula="of:=MEDIAN([.C22:.E22])" office:value-type="float" office:value="435" calcext:value-type="float">
            <text:p>435</text:p>
          </table:table-cell>
          <table:table-cell table:formula="of:=MEDIAN([.F22:.H22])" office:value-type="float" office:value="145291" calcext:value-type="float">
            <text:p>145291</text:p>
          </table:table-cell>
          <table:table-cell table:formula="of:=(([.I22]/1000*5.16)/1000)/(3600/[.J22]/1000)" office:value-type="float" office:value="90.5889385" calcext:value-type="float">
            <text:p>90.5889385</text:p>
          </table:table-cell>
        </table:table-row>
      </table:table>
      <table:table table:name="Raspberry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_bench</text:p>
          </table:table-cell>
          <table:table-cell office:value-type="string" calcext:value-type="string">
            <text:p>med_time</text:p>
          </table:table-cell>
          <table:table-cell office:value-type="string" calcext:value-type="string">
            <text:p>energy\_mW\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9.6" calcext:value-type="float">
            <text:p>439.6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6" calcext:value-type="float">
            <text:p>123556</text:p>
          </table:table-cell>
          <table:table-cell table:formula="of:=MEDIAN([.C2:.E2])" office:value-type="float" office:value="439.6" calcext:value-type="float">
            <text:p>439.6</text:p>
          </table:table-cell>
          <table:table-cell table:formula="of:=MEDIAN([.F2:.H2])" office:value-type="float" office:value="123556" calcext:value-type="float">
            <text:p>123556</text:p>
          </table:table-cell>
          <table:table-cell table:formula="of:=(([.I2]/1000*5.16)/1000)/(3600/[.J2]/1000)" office:value-type="float" office:value="77.8518118933333" calcext:value-type="float">
            <text:p>77.851811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1.1" calcext:value-type="float">
            <text:p>431.1</text:p>
          </table:table-cell>
          <table:table-cell office:value-type="float" office:value="431.5" calcext:value-type="float">
            <text:p>431.5</text:p>
          </table:table-cell>
          <table:table-cell office:value-type="float" office:value="431.8" calcext:value-type="float">
            <text:p>431.8</text:p>
          </table:table-cell>
          <table:table-cell office:value-type="float" office:value="154444" calcext:value-type="float">
            <text:p>154444</text:p>
          </table:table-cell>
          <table:table-cell table:number-columns-repeated="2" office:value-type="float" office:value="154445" calcext:value-type="float">
            <text:p>154445</text:p>
          </table:table-cell>
          <table:table-cell table:formula="of:=MEDIAN([.C3:.E3])" office:value-type="float" office:value="431.5" calcext:value-type="float">
            <text:p>431.5</text:p>
          </table:table-cell>
          <table:table-cell table:formula="of:=MEDIAN([.F3:.H3])" office:value-type="float" office:value="154445" calcext:value-type="float">
            <text:p>154445</text:p>
          </table:table-cell>
          <table:table-cell table:formula="of:=(([.I3]/1000*5.16)/1000)/(3600/[.J3]/1000)" office:value-type="float" office:value="95.5216584166667" calcext:value-type="float">
            <text:p>95.5216584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24.2" calcext:value-type="float">
            <text:p>424.2</text:p>
          </table:table-cell>
          <table:table-cell office:value-type="float" office:value="424.3" calcext:value-type="float">
            <text:p>424.3</text:p>
          </table:table-cell>
          <table:table-cell office:value-type="float" office:value="424.1" calcext:value-type="float">
            <text:p>424.1</text:p>
          </table:table-cell>
          <table:table-cell office:value-type="float" office:value="154447" calcext:value-type="float">
            <text:p>154447</text:p>
          </table:table-cell>
          <table:table-cell table:number-columns-repeated="2" office:value-type="float" office:value="154446" calcext:value-type="float">
            <text:p>154446</text:p>
          </table:table-cell>
          <table:table-cell table:formula="of:=MEDIAN([.C4:.E4])" office:value-type="float" office:value="424.2" calcext:value-type="float">
            <text:p>424.2</text:p>
          </table:table-cell>
          <table:table-cell table:formula="of:=MEDIAN([.F4:.H4])" office:value-type="float" office:value="154446" calcext:value-type="float">
            <text:p>154446</text:p>
          </table:table-cell>
          <table:table-cell table:formula="of:=(([.I4]/1000*5.16)/1000)/(3600/[.J4]/1000)" office:value-type="float" office:value="93.90625692" calcext:value-type="float">
            <text:p>93.90625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\_0</text:p>
          </table:table-cell>
          <table:table-cell office:value-type="float" office:value="435.3" calcext:value-type="float">
            <text:p>435.3</text:p>
          </table:table-cell>
          <table:table-cell table:number-columns-repeated="2" office:value-type="float" office:value="435.5" calcext:value-type="float">
            <text:p>435.5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5:.E5])" office:value-type="float" office:value="435.5" calcext:value-type="float">
            <text:p>435.5</text:p>
          </table:table-cell>
          <table:table-cell table:formula="of:=MEDIAN([.F5:.H5])" office:value-type="float" office:value="123556" calcext:value-type="float">
            <text:p>123556</text:p>
          </table:table-cell>
          <table:table-cell table:formula="of:=(([.I5]/1000*5.16)/1000)/(3600/[.J5]/1000)" office:value-type="float" office:value="77.1257144666667" calcext:value-type="float">
            <text:p>77.125714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\_32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7" calcext:value-type="float">
            <text:p>438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6:.E6])" office:value-type="float" office:value="438.6" calcext:value-type="float">
            <text:p>438.6</text:p>
          </table:table-cell>
          <table:table-cell table:formula="of:=MEDIAN([.F6:.H6])" office:value-type="float" office:value="108112" calcext:value-type="float">
            <text:p>108112</text:p>
          </table:table-cell>
          <table:table-cell table:formula="of:=(([.I6]/1000*5.16)/1000)/(3600/[.J6]/1000)" office:value-type="float" office:value="67.96568992" calcext:value-type="float">
            <text:p>67.96568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dd8\_0</text:p>
          </table:table-cell>
          <table:table-cell office:value-type="float" office:value="429.3" calcext:value-type="float">
            <text:p>429.3</text:p>
          </table:table-cell>
          <table:table-cell table:number-columns-repeated="2" office:value-type="float" office:value="429.5" calcext:value-type="float">
            <text:p>429.5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7:.E7])" office:value-type="float" office:value="429.5" calcext:value-type="float">
            <text:p>429.5</text:p>
          </table:table-cell>
          <table:table-cell table:formula="of:=MEDIAN([.F7:.H7])" office:value-type="float" office:value="123555" calcext:value-type="float">
            <text:p>123555</text:p>
          </table:table-cell>
          <table:table-cell table:formula="of:=(([.I7]/1000*5.16)/1000)/(3600/[.J7]/1000)" office:value-type="float" office:value="76.06251725" calcext:value-type="float">
            <text:p>76.06251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\_8</text:p>
          </table:table-cell>
          <table:table-cell office:value-type="float" office:value="437.7" calcext:value-type="float">
            <text:p>437.7</text:p>
          </table:table-cell>
          <table:table-cell table:number-columns-repeated="2" office:value-type="float" office:value="437.6" calcext:value-type="float">
            <text:p>437.6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8:.E8])" office:value-type="float" office:value="437.6" calcext:value-type="float">
            <text:p>437.6</text:p>
          </table:table-cell>
          <table:table-cell table:formula="of:=MEDIAN([.F8:.H8])" office:value-type="float" office:value="123555" calcext:value-type="float">
            <text:p>123555</text:p>
          </table:table-cell>
          <table:table-cell table:formula="of:=(([.I8]/1000*5.16)/1000)/(3600/[.J8]/1000)" office:value-type="float" office:value="77.4969908" calcext:value-type="float">
            <text:p>77.4969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16\_0</text:p>
          </table:table-cell>
          <table:table-cell office:value-type="float" office:value="434.9" calcext:value-type="float">
            <text:p>434.9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9:.E9])" office:value-type="float" office:value="434.9" calcext:value-type="float">
            <text:p>434.9</text:p>
          </table:table-cell>
          <table:table-cell table:formula="of:=MEDIAN([.F9:.H9])" office:value-type="float" office:value="123556" calcext:value-type="float">
            <text:p>123556</text:p>
          </table:table-cell>
          <table:table-cell table:formula="of:=(([.I9]/1000*5.16)/1000)/(3600/[.J9]/1000)" office:value-type="float" office:value="77.0194563066667" calcext:value-type="float">
            <text:p>77.0194563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\_8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4" calcext:value-type="float">
            <text:p>432.4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office:value-type="float" office:value="108112" calcext:value-type="float">
            <text:p>108112</text:p>
          </table:table-cell>
          <table:table-cell table:formula="of:=MEDIAN([.C10:.E10])" office:value-type="float" office:value="432.4" calcext:value-type="float">
            <text:p>432.4</text:p>
          </table:table-cell>
          <table:table-cell table:formula="of:=MEDIAN([.F10:.H10])" office:value-type="float" office:value="108112" calcext:value-type="float">
            <text:p>108112</text:p>
          </table:table-cell>
          <table:table-cell table:formula="of:=(([.I10]/1000*5.16)/1000)/(3600/[.J10]/1000)" office:value-type="float" office:value="67.0049346133333" calcext:value-type="float">
            <text:p>67.0049346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\_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23557" calcext:value-type="float">
            <text:p>123557</text:p>
          </table:table-cell>
          <table:table-cell office:value-type="float" office:value="123555" calcext:value-type="float">
            <text:p>123555</text:p>
          </table:table-cell>
          <table:table-cell office:value-type="float" office:value="123556" calcext:value-type="float">
            <text:p>123556</text:p>
          </table:table-cell>
          <table:table-cell table:formula="of:=MEDIAN([.C11:.E11])" office:value-type="float" office:value="434" calcext:value-type="float">
            <text:p>434</text:p>
          </table:table-cell>
          <table:table-cell table:formula="of:=MEDIAN([.F11:.H11])" office:value-type="float" office:value="123556" calcext:value-type="float">
            <text:p>123556</text:p>
          </table:table-cell>
          <table:table-cell table:formula="of:=(([.I11]/1000*5.16)/1000)/(3600/[.J11]/1000)" office:value-type="float" office:value="76.8600690666667" calcext:value-type="float">
            <text:p>76.8600690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\_32</text:p>
          </table:table-cell>
          <table:table-cell office:value-type="float" office:value="431.9" calcext:value-type="float">
            <text:p>431.9</text:p>
          </table:table-cell>
          <table:table-cell office:value-type="float" office:value="431.8" calcext:value-type="float">
            <text:p>431.8</text:p>
          </table:table-cell>
          <table:table-cell office:value-type="float" office:value="432.2" calcext:value-type="float">
            <text:p>432.2</text:p>
          </table:table-cell>
          <table:table-cell office:value-type="float" office:value="108111" calcext:value-type="float">
            <text:p>108111</text:p>
          </table:table-cell>
          <table:table-cell table:number-columns-repeated="2" office:value-type="float" office:value="108112" calcext:value-type="float">
            <text:p>108112</text:p>
          </table:table-cell>
          <table:table-cell table:formula="of:=MEDIAN([.C12:.E12])" office:value-type="float" office:value="431.9" calcext:value-type="float">
            <text:p>431.9</text:p>
          </table:table-cell>
          <table:table-cell table:formula="of:=MEDIAN([.F12:.H12])" office:value-type="float" office:value="108112" calcext:value-type="float">
            <text:p>108112</text:p>
          </table:table-cell>
          <table:table-cell table:formula="of:=(([.I12]/1000*5.16)/1000)/(3600/[.J12]/1000)" office:value-type="float" office:value="66.9274543466667" calcext:value-type="float">
            <text:p>66.92745434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r\_0</text:p>
          </table:table-cell>
          <table:table-cell office:value-type="float" office:value="437.8" calcext:value-type="float">
            <text:p>437.8</text:p>
          </table:table-cell>
          <table:table-cell office:value-type="float" office:value="438" calcext:value-type="float">
            <text:p>438</text:p>
          </table:table-cell>
          <table:table-cell office:value-type="float" office:value="437.7" calcext:value-type="float">
            <text:p>437.7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13:.E13])" office:value-type="float" office:value="437.8" calcext:value-type="float">
            <text:p>437.8</text:p>
          </table:table-cell>
          <table:table-cell table:formula="of:=MEDIAN([.F13:.H13])" office:value-type="float" office:value="123555" calcext:value-type="float">
            <text:p>123555</text:p>
          </table:table-cell>
          <table:table-cell table:formula="of:=(([.I13]/1000*5.16)/1000)/(3600/[.J13]/1000)" office:value-type="float" office:value="77.5324099" calcext:value-type="float">
            <text:p>77.5324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\_32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108110" calcext:value-type="float">
            <text:p>108110</text:p>
          </table:table-cell>
          <table:table-cell table:number-columns-repeated="2" office:value-type="float" office:value="108112" calcext:value-type="float">
            <text:p>108112</text:p>
          </table:table-cell>
          <table:table-cell table:formula="of:=MEDIAN([.C14:.E14])" office:value-type="float" office:value="438.7" calcext:value-type="float">
            <text:p>438.7</text:p>
          </table:table-cell>
          <table:table-cell table:formula="of:=MEDIAN([.F14:.H14])" office:value-type="float" office:value="108112" calcext:value-type="float">
            <text:p>108112</text:p>
          </table:table-cell>
          <table:table-cell table:formula="of:=(([.I14]/1000*5.16)/1000)/(3600/[.J14]/1000)" office:value-type="float" office:value="67.9811859733333" calcext:value-type="float">
            <text:p>67.9811859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l\_0</text:p>
          </table:table-cell>
          <table:table-cell office:value-type="float" office:value="438.5" calcext:value-type="float">
            <text:p>438.5</text:p>
          </table:table-cell>
          <table:table-cell table:number-columns-repeated="2" office:value-type="float" office:value="438.7" calcext:value-type="float">
            <text:p>438.7</text:p>
          </table:table-cell>
          <table:table-cell table:number-columns-repeated="3" office:value-type="float" office:value="108112" calcext:value-type="float">
            <text:p>108112</text:p>
          </table:table-cell>
          <table:table-cell table:formula="of:=MEDIAN([.C15:.E15])" office:value-type="float" office:value="438.7" calcext:value-type="float">
            <text:p>438.7</text:p>
          </table:table-cell>
          <table:table-cell table:formula="of:=MEDIAN([.F15:.H15])" office:value-type="float" office:value="108112" calcext:value-type="float">
            <text:p>108112</text:p>
          </table:table-cell>
          <table:table-cell table:formula="of:=(([.I15]/1000*5.16)/1000)/(3600/[.J15]/1000)" office:value-type="float" office:value="67.9811859733333" calcext:value-type="float">
            <text:p>67.9811859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\_32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0.2" calcext:value-type="float">
            <text:p>430.2</text:p>
          </table:table-cell>
          <table:table-cell table:number-columns-repeated="2" office:value-type="float" office:value="123556" calcext:value-type="float">
            <text:p>123556</text:p>
          </table:table-cell>
          <table:table-cell office:value-type="float" office:value="123555" calcext:value-type="float">
            <text:p>123555</text:p>
          </table:table-cell>
          <table:table-cell table:formula="of:=MEDIAN([.C16:.E16])" office:value-type="float" office:value="429.8" calcext:value-type="float">
            <text:p>429.8</text:p>
          </table:table-cell>
          <table:table-cell table:formula="of:=MEDIAN([.F16:.H16])" office:value-type="float" office:value="123556" calcext:value-type="float">
            <text:p>123556</text:p>
          </table:table-cell>
          <table:table-cell table:formula="of:=(([.I16]/1000*5.16)/1000)/(3600/[.J16]/1000)" office:value-type="float" office:value="76.1162619466667" calcext:value-type="float">
            <text:p>76.11626194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\_0</text:p>
          </table:table-cell>
          <table:table-cell office:value-type="float" office:value="427.9" calcext:value-type="float">
            <text:p>427.9</text:p>
          </table:table-cell>
          <table:table-cell office:value-type="float" office:value="428.1" calcext:value-type="float">
            <text:p>428.1</text:p>
          </table:table-cell>
          <table:table-cell office:value-type="float" office:value="428.3" calcext:value-type="float">
            <text:p>428.3</text:p>
          </table:table-cell>
          <table:table-cell office:value-type="float" office:value="123558" calcext:value-type="float">
            <text:p>123558</text:p>
          </table:table-cell>
          <table:table-cell table:number-columns-repeated="2" office:value-type="float" office:value="123557" calcext:value-type="float">
            <text:p>123557</text:p>
          </table:table-cell>
          <table:table-cell table:formula="of:=MEDIAN([.C17:.E17])" office:value-type="float" office:value="428.1" calcext:value-type="float">
            <text:p>428.1</text:p>
          </table:table-cell>
          <table:table-cell table:formula="of:=MEDIAN([.F17:.H17])" office:value-type="float" office:value="123557" calcext:value-type="float">
            <text:p>123557</text:p>
          </table:table-cell>
          <table:table-cell table:formula="of:=(([.I17]/1000*5.16)/1000)/(3600/[.J17]/1000)" office:value-type="float" office:value="75.81581077" calcext:value-type="float">
            <text:p>75.81581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\_32</text:p>
          </table:table-cell>
          <table:table-cell table:number-columns-repeated="2" office:value-type="float" office:value="434.1" calcext:value-type="float">
            <text:p>434.1</text:p>
          </table:table-cell>
          <table:table-cell office:value-type="float" office:value="433.8" calcext:value-type="float">
            <text:p>433.8</text:p>
          </table:table-cell>
          <table:table-cell table:number-columns-repeated="2" office:value-type="float" office:value="123559" calcext:value-type="float">
            <text:p>123559</text:p>
          </table:table-cell>
          <table:table-cell office:value-type="float" office:value="123560" calcext:value-type="float">
            <text:p>123560</text:p>
          </table:table-cell>
          <table:table-cell table:formula="of:=MEDIAN([.C18:.E18])" office:value-type="float" office:value="434.1" calcext:value-type="float">
            <text:p>434.1</text:p>
          </table:table-cell>
          <table:table-cell table:formula="of:=MEDIAN([.F18:.H18])" office:value-type="float" office:value="123559" calcext:value-type="float">
            <text:p>123559</text:p>
          </table:table-cell>
          <table:table-cell table:formula="of:=(([.I18]/1000*5.16)/1000)/(3600/[.J18]/1000)" office:value-type="float" office:value="76.87964539" calcext:value-type="float">
            <text:p>76.879645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123556" calcext:value-type="float">
            <text:p>123556</text:p>
          </table:table-cell>
          <table:table-cell office:value-type="float" office:value="123554" calcext:value-type="float">
            <text:p>123554</text:p>
          </table:table-cell>
          <table:table-cell office:value-type="float" office:value="123556" calcext:value-type="float">
            <text:p>123556</text:p>
          </table:table-cell>
          <table:table-cell table:formula="of:=MEDIAN([.C19:.E19])" office:value-type="float" office:value="434.9" calcext:value-type="float">
            <text:p>434.9</text:p>
          </table:table-cell>
          <table:table-cell table:formula="of:=MEDIAN([.F19:.H19])" office:value-type="float" office:value="123556" calcext:value-type="float">
            <text:p>123556</text:p>
          </table:table-cell>
          <table:table-cell table:formula="of:=(([.I19]/1000*5.16)/1000)/(3600/[.J19]/1000)" office:value-type="float" office:value="77.0194563066667" calcext:value-type="float">
            <text:p>77.01945630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\_32</text:p>
          </table:table-cell>
          <table:table-cell office:value-type="float" office:value="438.5" calcext:value-type="float">
            <text:p>438.5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5" calcext:value-type="float">
            <text:p>438.5</text:p>
          </table:table-cell>
          <table:table-cell office:value-type="float" office:value="108111" calcext:value-type="float">
            <text:p>108111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1" calcext:value-type="float">
            <text:p>108111</text:p>
          </table:table-cell>
          <table:table-cell table:formula="of:=MEDIAN([.C20:.E20])" office:value-type="float" office:value="438.5" calcext:value-type="float">
            <text:p>438.5</text:p>
          </table:table-cell>
          <table:table-cell table:formula="of:=MEDIAN([.F20:.H20])" office:value-type="float" office:value="108111" calcext:value-type="float">
            <text:p>108111</text:p>
          </table:table-cell>
          <table:table-cell table:formula="of:=(([.I20]/1000*5.16)/1000)/(3600/[.J20]/1000)" office:value-type="float" office:value="67.94956535" calcext:value-type="float">
            <text:p>67.949565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\_0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8" calcext:value-type="float">
            <text:p>438.8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4" calcext:value-type="float">
            <text:p>123554</text:p>
          </table:table-cell>
          <table:table-cell table:formula="of:=MEDIAN([.C21:.E21])" office:value-type="float" office:value="438.8" calcext:value-type="float">
            <text:p>438.8</text:p>
          </table:table-cell>
          <table:table-cell table:formula="of:=MEDIAN([.F21:.H21])" office:value-type="float" office:value="123554" calcext:value-type="float">
            <text:p>123554</text:p>
          </table:table-cell>
          <table:table-cell table:formula="of:=(([.I21]/1000*5.16)/1000)/(3600/[.J21]/1000)" office:value-type="float" office:value="77.7088764533333" calcext:value-type="float">
            <text:p>77.70887645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\_32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2.7" calcext:value-type="float">
            <text:p>432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22:.E22])" office:value-type="float" office:value="432.7" calcext:value-type="float">
            <text:p>432.7</text:p>
          </table:table-cell>
          <table:table-cell table:formula="of:=MEDIAN([.F22:.H22])" office:value-type="float" office:value="108112" calcext:value-type="float">
            <text:p>108112</text:p>
          </table:table-cell>
          <table:table-cell table:formula="of:=(([.I22]/1000*5.16)/1000)/(3600/[.J22]/1000)" office:value-type="float" office:value="67.0514227733333" calcext:value-type="float">
            <text:p>67.05142277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29.4" calcext:value-type="float">
            <text:p>429.4</text:p>
          </table:table-cell>
          <table:table-cell office:value-type="float" office:value="429.3" calcext:value-type="float">
            <text:p>429.3</text:p>
          </table:table-cell>
          <table:table-cell table:number-columns-repeated="3" office:value-type="float" office:value="123555" calcext:value-type="float">
            <text:p>123555</text:p>
          </table:table-cell>
          <table:table-cell table:formula="of:=MEDIAN([.C23:.E23])" office:value-type="float" office:value="429.4" calcext:value-type="float">
            <text:p>429.4</text:p>
          </table:table-cell>
          <table:table-cell table:formula="of:=MEDIAN([.F23:.H23])" office:value-type="float" office:value="123555" calcext:value-type="float">
            <text:p>123555</text:p>
          </table:table-cell>
          <table:table-cell table:formula="of:=(([.I23]/1000*5.16)/1000)/(3600/[.J23]/1000)" office:value-type="float" office:value="76.0448077" calcext:value-type="float">
            <text:p>76.04480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\_32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6" calcext:value-type="float">
            <text:p>432.6</text:p>
          </table:table-cell>
          <table:table-cell office:value-type="float" office:value="108113" calcext:value-type="float">
            <text:p>108113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table:formula="of:=MEDIAN([.C24:.E24])" office:value-type="float" office:value="432.5" calcext:value-type="float">
            <text:p>432.5</text:p>
          </table:table-cell>
          <table:table-cell table:formula="of:=MEDIAN([.F24:.H24])" office:value-type="float" office:value="108112" calcext:value-type="float">
            <text:p>108112</text:p>
          </table:table-cell>
          <table:table-cell table:formula="of:=(([.I24]/1000*5.16)/1000)/(3600/[.J24]/1000)" office:value-type="float" office:value="67.0204306666667" calcext:value-type="float">
            <text:p>67.020430666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table:formula="of:=MIN([.K2:.K24])" office:value-type="float" office:value="66.9274543466667" calcext:value-type="float">
            <text:p>66.9274543467</text:p>
          </table:table-cell>
        </table:table-row>
        <table:table-row table:style-name="ro1">
          <table:table-cell table:number-columns-repeated="10"/>
          <table:table-cell table:formula="of:=MAX([.K2:.K24])" office:value-type="float" office:value="95.5216584166667" calcext:value-type="float">
            <text:p>95.5216584167</text:p>
          </table:table-cell>
        </table:table-row>
      </table:table>
      <table:named-expressions/>
      <table:database-ranges>
        <table:database-range table:name="__Anonymous_Sheet_DB__0" table:target-range-address="Galileo.B1:Galileo.H2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Raspberry.A1:Raspberry.H2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6-11T20:13:59.872562285</dc:date>
    <dc:creator>Samuel Riolo</dc:creator>
    <meta:editing-duration>P5DT17H39M32S</meta:editing-duration>
    <meta:editing-cycles>23</meta:editing-cycles>
    <meta:generator>LibreOffice/4.2.8.2$Linux_X86_64 LibreOffice_project/420m0$Build-2</meta:generator>
    <meta:document-statistic meta:table-count="2" meta:cell-count="5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2.819cm" svg:y="4.204cm" style:legend-expansion="high" chart:style-name="ch2"/>
        <chart:plot-area chart:style-name="ch3" table:cell-range-address="Galileo.B1:Galileo.B22 Galileo.K1:Galileo.K22" chart:data-source-has-labels="both" svg:x="0.319cm" svg:y="0.18cm" svg:width="12.181cm" svg:height="8.646cm">
          <chartooo:coordinate-region svg:x="1.126cm" svg:y="0.379cm" svg:width="11.374cm" svg:height="7.001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K2:Galileo.K22" chart:label-cell-address="Galileo.K1:Galileo.K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\_mW\_h</text:p>
                <draw:g>
                  <svg:desc>Galileo.K1:Galileo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79.9678224">
                <text:p>79.9678224</text:p>
                <draw:g>
                  <svg:desc>Galileo.K2:Galileo.K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89.6101614633333">
                <text:p>89.6101614633333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99.75168294">
                <text:p>99.75168294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89.8600619833333">
                <text:p>89.86006198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89.83923694">
                <text:p>89.83923694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90.6305885866667">
                <text:p>90.6305885866667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10.16054072">
                <text:p>110.16054072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10.134467526667">
                <text:p>110.134467526667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10.18599371">
                <text:p>110.18599371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0.18537322">
                <text:p>110.18537322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38.45400752">
                <text:p>138.45400752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39.19908056">
                <text:p>139.19908056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90.7347138033333">
                <text:p>90.7347138033333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00.51526576">
                <text:p>100.51526576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90.6097635433333">
                <text:p>90.6097635433333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89.4852112033333">
                <text:p>89.4852112033333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89.7975868533333">
                <text:p>89.7975868533333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89.8606804666667">
                <text:p>89.8606804666667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90.5889385">
                <text:p>90.588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